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e2e" officeooo:paragraph-rsid="00186e2e"/>
    </style:style>
    <style:style style:name="P2" style:family="paragraph" style:parent-style-name="Standard">
      <style:text-properties fo:color="#3333ff" officeooo:rsid="00186e2e" officeooo:paragraph-rsid="00186e2e"/>
    </style:style>
    <style:style style:name="P3" style:family="paragraph" style:parent-style-name="Standard">
      <style:text-properties officeooo:rsid="00199a04" officeooo:paragraph-rsid="00199a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<text:s/>: TY.BTECH CSE – Panel C</text:p>
      <text:p text:style-name="P1">NAME : Neel S Khalade</text:p>
      <text:p text:style-name="P1">Roll No : PC61</text:p>
      <text:p text:style-name="P1"/>
      <text:p text:style-name="P1">Name of Program : Implementation of CAESAR CIPHER</text:p>
      <text:p text:style-name="P1"/>
      <text:p text:style-name="P1">Code in Python:</text:p>
      <text:p text:style-name="P1"/>
      <text:p text:style-name="P2">value = input()</text:p>
      <text:p text:style-name="P2">abc = ''</text:p>
      <text:p text:style-name="P2">for char in value:</text:p>
      <text:p text:style-name="P2"><text:s text:c="4"/>if char.isupper():</text:p>
      <text:p text:style-name="P2"><text:s text:c="8"/>num = 65</text:p>
      <text:p text:style-name="P2"><text:s text:c="4"/>else:</text:p>
      <text:p text:style-name="P2"><text:s text:c="8"/>num = 97</text:p>
      <text:p text:style-name="P2"><text:s text:c="4"/>char = ord(char)</text:p>
      <text:p text:style-name="P2"><text:s text:c="4"/></text:p>
      <text:p text:style-name="P2"><text:s text:c="4"/>if (char != 32):</text:p>
      <text:p text:style-name="P2"><text:s text:c="8"/>char = (((char-num)+3)%26)+num</text:p>
      <text:p text:style-name="P2"><text:s text:c="8"/>char = chr(char)</text:p>
      <text:p text:style-name="P2"><text:s text:c="8"/>abc = abc + char</text:p>
      <text:p text:style-name="P2"><text:s text:c="4"/>else:</text:p>
      <text:p text:style-name="P2"><text:s text:c="8"/>abc = abc + ' '</text:p>
      <text:p text:style-name="P2"><text:s text:c="8"/></text:p>
      <text:p text:style-name="P2">print(abc)</text:p>
      <text:p text:style-name="P1"/>
      <text:p text:style-name="P3">Output:</text:p>
      <text:p text:style-name="P3"/>
      <text:p text:style-name="P3">I AM A STUDENT OF MITWPU</text:p>
      <text:p text:style-name="P3">L DP D VWXGHQW RI PLWZSX</text:p>
      <text:p text:style-name="P3"/>
      <text:p text:style-name="P3">ABC XYZ</text:p>
      <text:p text:style-name="P3">DEF ABC</text:p>
      <text:p text:style-name="P3"/>
      <text:p text:style-name="P3">KOTRHUD</text:p>
      <text:p text:style-name="P3">NRWUKX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5:04:00.653958769</meta:creation-date>
    <dc:date>2019-11-06T15:07:41.800072916</dc:date>
    <meta:editing-duration>PT3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90" meta:character-count="497" meta:non-whitespace-character-count="352"/>
  </office:meta>
</office:document-meta>
</file>